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66" draw:stroke="none" fo:margin="1.000000000000000pt" style:wrap="biggest" style:wrap-dynamic-threshold="0.000000000000000pt" svg:fill-rule="nonzero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nonzero"/>
    </style:style>
    <style:style style:name="gr4" style:family="graphic">
      <style:graphic-properties draw:fill="solid" draw:fill-color="#cc0000" draw:stroke="none" fo:margin="1.000000000000000pt" style:wrap="biggest" style:wrap-dynamic-threshold="0.000000000000000pt" svg:fill-rule="nonzero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78"/>
        </draw:layer-set>
        <draw:g draw:style-name="gr1" draw:id="shape1" svg:y="0.00000000000pt">
          <draw:rect draw:style-name="gr2" draw:id="shape2" draw:name="rect124" draw:layer="g578" svg:width="48.00000000000pt" svg:height="24.00000000000pt" draw:transform="matrix(4.16666670000 0.00000000000 0.00000000000 4.16666670000 0.00000000000pt 0.00000000000pt)"/>
          <draw:g draw:style-name="gr1" draw:id="shape3" draw:name="g584" svg:y="0.00000000000pt">
            <draw:path draw:style-name="gr3" draw:id="shape4" draw:name="path146" draw:layer="g578" svg:width="48.00000000000pt" svg:height="24.00000000000pt" draw:transform="matrix(4.16666670000 0.00000000000 0.00000000000 4.16666670000 0.00000000000pt 0.00000000000pt)" svg:viewBox="0 0 48 24" svg:d="M0 0L0 2.68328L42.6334 24L48 24L48 21.3167L5.36656 0ZM48 0L48 2.68324L5.36656 24L0 24L0 21.3166L42.6334 0Z" koffice:nodeTypes="cccccccccccccc"/>
            <draw:path draw:style-name="gr3" draw:id="shape5" draw:name="path136" draw:layer="g578" svg:width="48.00000000000pt" svg:height="24.00000000000pt" draw:transform="matrix(4.16666670000 0.00000000000 0.00000000000 4.16666670000 0.00000000000pt 0.00000000000pt)" svg:viewBox="0 0 48 24" svg:d="M20 0L20 24L28 24L28 0ZM0 8L0 16L48 16L48 8Z" koffice:nodeTypes="cccccccccc"/>
            <draw:path draw:style-name="gr4" draw:id="shape6" draw:name="path141" draw:layer="g578" svg:width="48.00000000000pt" svg:height="24.00000000000pt" draw:transform="matrix(4.16666670000 0.00000000000 0.00000000000 4.16666670000 0.00000000000pt 0.00000000000pt)" svg:viewBox="0 0 48 24" svg:d="M0 9.6L0 14.4L48 14.4L48 9.6ZM21.6 0L21.6 24L26.4 24L26.4 0Z" koffice:nodeTypes="cccccccccc"/>
            <draw:path draw:style-name="gr4" draw:id="shape7" draw:name="path150" draw:layer="g578" svg:width="48.00000000000pt" svg:height="24.00000000000pt" draw:transform="matrix(4.16666670000 0.00000000000 0.00000000000 4.16666670000 0.00000000000pt 0.00000000000pt)" svg:viewBox="0 0 48 24" svg:d="M0 24L16 16L19.5777 16L3.57771 24ZM0 0L16 8L12.4223 8L0 1.78886ZM28.4223 8L44.4223 0L48 0L32 8ZM48 24L32 16L35.5777 16L48 22.2111Z" koffice:nodeTypes="cccccccccccccccccccc"/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4:51</dc:date>
    <meta:creation-date>2011-05-22T06:10:51</meta:creation-date>
    <dc:creator>Yue Liu</dc:creator>
  </office:meta>
</office:document-meta>
</file>